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background-color="#D6D6D6" style:repeat-content="false"/>
      <style:paragraph-properties fo:text-align="center"/>
      <style:text-properties fo:color="#000000" style:font-name="Arial" style:font-name-asian="Arial" style:font-name-complex="Arial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Arial" style:font-name-asian="Arial" style:font-name-complex="Arial" style:font-family-generic="roman"/>
    </style:style>
    <style:style style:name="co1" style:family="table-column">
      <style:table-column-properties fo:break-before="auto" style:column-width="3.89466666666667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Cust. Nam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ALE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TEV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IDE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HL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ELL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AYWAR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DVI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OL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-MO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MW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W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HIN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OSCH POWERTOO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TANLEY - BLACK AND DECK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UIDO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OSC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Y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OST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TH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Y AU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GEF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NAUL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MZH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ORGWARN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ESL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RO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 MOTOR WORK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UD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PE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IERBUR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KT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UEHL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EB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CHAEFFL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KIT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DH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SB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OSH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EDROLL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DI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TI (DongGuan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CKERL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ERITA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YL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RWON GUANZHO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IANGRUN LISH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UHO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VO IND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ANGHAN YONGX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C ELECTRONI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IDE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ONGFA XIAM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IANGKOU TAISH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K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S MOTORWORK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BUCH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CL SHENZH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LOYE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INGCLE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UIJIN HA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EI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ETEK REYNO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B&amp;D REYNO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MZ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iMu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ANJING BOSHILA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LS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UANG HA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LSU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AEDONG MOVE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ZHEJIANG YONGXIN TAIZHO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ISHUI SHUANGLIY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INGBO TIANLO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ISHIJA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PARTE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UNHUI JINH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E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ZHEJIANG ZHIS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SWORT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IRTEX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GW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AO XING HISTREN MO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ZHOU SHUANGHA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EYA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VO KO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ONGGUAN CHANGJINCHE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INJ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A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HANGZHOU WUJ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MEG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F GROU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EYA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AX PUMP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ANFENG ADIEN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DTECH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AIZHO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IANGXI DONGJIA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NGJ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UNY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NGX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ANGZHOU XIANGB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UIAN HANTI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ANG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UXSHARE-ICT ChANGSH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INGBO HUIJIA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INCHENG MIKUN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EILO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H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EIGONG WENZHO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ROW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HONGQING JILI YUNFE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I FLUID SYST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UCAS TV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UXSHARE IC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CO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CAL FUEL SYSTEM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XMI DRUCKEN KOMPONENT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UMMINS IND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OG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-GUARD APPLIANC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CTROMA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OHNSON ELECTRI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YOSEONG ELECTRI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ENGTE AUTOMOT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CTROCRAF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E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V CLEAN MOBILITY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ARS KHAZAR NOGHRE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EXAGONE MANUFACTU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AC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OCUSTEK MANUFACTUR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ISIN AUTOMOT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GARASHI MOTOR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YUNGHWA AUTOMOT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ETTER CARRY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üHLER MO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OSS APPLIANCES LL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FL AUTOLEC DIVISI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ASWATHI PLASTIC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UTO IGNITI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INETIC TAIGENE ELECTRIC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TTEHAD MOTOR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UTTAM POWER TOOL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ONGGUAN COUNTRY DREAM MO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BK INDIA PV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UTOLI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ABHA ENGINEER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TTER CONTROL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HUANG JIDI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YUNDA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EG AUTOMOT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ENATLA EV COM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ARRO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FB AUTOMOT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ESTOLI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DITYA AU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RI BALAJI INDUSTRI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LASH ElECTRONIC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JAMANE INDUSTRI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EBO AUTOMOT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EGGETT &amp; PLAT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TSUBA SIC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OYAB SANA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EP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FAFL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VS SENSING SOLUTION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ENZHEN ECMO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STAR AUTOMOTIVE TECHNOLOGI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G MAGN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ONGJIN MO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UCON AEROSPAC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OUNG SH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OB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INWORLD AUTOMOTIV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TA AUTOCOMP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TTAL ELECTRONIC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ANJING SHENGJIE MO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NALIKA TRACTOR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ANAV VIC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LOW OIL PUMP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LA ELECTRIC TECHNOLOGI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INDERSON TEC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ISCINES DESJOYAUX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ITES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ZF FRIEDRICHSHAF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M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ORV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XON MO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EL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N 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TSUBISH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uxi MI TECHNOLOGIES CO.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d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PEC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PECK U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SPA SPA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B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AB PUMP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IL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RIPSO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OCOP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ETA SYST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OLKSWAG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L CIRCUI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AM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ENIX TOOL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STEELFLAS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CS 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REL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 PRATIQUE ELECTRONIQU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IEHL CONTROL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ILT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OXCONN MX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AUREC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lobal YDK - Noi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EN P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GN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UOBA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enzhen Xinh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U INDUSTRI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X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D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ESH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ound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EFO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CKE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ALEB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EAYA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INIX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CROIX ELECTRONIC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UANY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IANK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T shangha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V AU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ZHUOR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ORTEQ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ZOR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TERY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OPBAND MEX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MK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AMAHA MO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DUSTRIAS VAGO DE MEX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PL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ALER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RMESA PUMP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harath Seat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TEX GLOB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BC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UAH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UNX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E Ind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EHWA Ind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OMEY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NOVANC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NERAL CAB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FON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P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zhou iBos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ACK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OMPLE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HJ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olek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CT Machin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dwes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ell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EYTRONI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N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OOTS INDUSTRI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IYO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P Concentric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ED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ORMA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Zhejiang NB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I X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EVE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BB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CAN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ITACH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SUN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nebeaMitsum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ANY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UJI CARB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UNDY INDIA 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HIO ELECTRIC MOTOR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ULLING &amp; CORPORATION 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ujian Huian Jiangu electrical machinery Co., 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UHL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Y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ingbo Hu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VO Mex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ingdeshe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EWELL (OSTER SUNBEAM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ZHANGJIAGANG LANGXI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ingbo Jingche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prajit engineeri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tove kraft - bangalo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ITRO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henzhen wanzhi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EGEL&amp;PLATT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n-Wa Technos (H.K.)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ingbo Mimze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UNFU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ingbo Linjian Intelligence Technology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Ji'Ou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KAV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ctro Part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ingbo Dechang Tech Co.,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CHUAN FUSHENG AUTO PARTS CO.,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ousheng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I TECHNOLOGY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zhou North Continent Auto Parts 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dow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ilk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ergstro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F Adient Founde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tanley Black and Deck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ure Carbon India PVT 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ucas PAD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ett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urflux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Yuyao Chili Motor Co.,ltd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lectro Mot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Wolong Electric industial Motor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NEDE TN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Huade Holding Group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Xix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v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uvidh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EMEN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hermax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Lames 2.3 mm</text:p>
          </table:table-cell>
          <table:table-cell table:number-columns-repeated="16383"/>
        </table:table-row>
        <table:table-row table:number-rows-repeated="10482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Rihem ARFAOUI</meta:initial-creator>
    <dc:creator>Rihem ARFAOUI</dc:creator>
    <meta:creation-date>2026-01-21T08:27:40Z</meta:creation-date>
    <dc:date>2026-01-21T08:28:05Z</dc:date>
  </office:meta>
</office:document-meta>
</file>